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otDocumentImpl.RootDocumentImpl( org . apache . xmlbeans . SchemaType 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DocumentImpl.get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ootDocumentImpl.setRoot( org . apache . xmlbeans . samples . any . RootDocument . Root roo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ootImpl.setArrayofany( org . apache . xmlbeans . samples . any . RootDocument . Root . Arrayofany arrayofan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ootImpl.xgetString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otImpl.RootImpl( org . apache . xmlbeans . SchemaType 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Impl.getString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ootImpl.addNewArrayof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otImpl.xsetStringelement( org . apache . xmlbeans . XmlString string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ootImpl.setStringelement( java . lang . String string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ootImpl.getArrayofan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rayofanyImpl.ArrayofanyImpl( org . apache . xmlbeans . SchemaType 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DocumentImpl.addNew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